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oncept:</text:span> Label</text:p>
      <text:p text:style-name="Text_20_body"><text:span text:style-name="Strong_20_Emphasis">Purpose:</text:span> To provide a way to attach labels to items in a secure and verifiable manner.</text:p>
      <text:p text:style-name="Text_20_body"><text:span text:style-name="Strong_20_Emphasis">State:</text:span> A label is an item that contains a reference to one or more parent items, which are the subjects of the label, and one or more labels. Labels are enclosed in a PGP enveloped and signed to match the public key of the user who created the label.</text:p>
      <text:p text:style-name="Text_20_body"><text:span text:style-name="Strong_20_Emphasis">Actions:</text:span></text:p>
      <text:list text:style-name="L1">
        <text:list-item>
          <text:p text:style-name="P2">Create label: Creates a new label and assigns it a hash. </text:p>
        </text:list-item>
        <text:list-item>
          <text:p text:style-name="P2">Get label: Retrieves a label by its hash. </text:p>
        </text:list-item>
        <text:list-item>
          <text:p text:style-name="P2">Update label: Updates an existing label. </text:p>
        </text:list-item>
        <text:list-item>
          <text:p text:style-name="P1">Delete label: Deletes a label. </text:p>
        </text:list-item>
      </text:list>
      <text:p text:style-name="Text_20_body"><text:span text:style-name="Strong_20_Emphasis">Operational Principle:</text:span></text:p>
      <text:list text:style-name="L2">
        <text:list-item>
          <text:p text:style-name="P4">Labels are identified by their hash. </text:p>
        </text:list-item>
        <text:list-item>
          <text:p text:style-name="P4">Labels contain a reference to one or more parent items and one or more labels. </text:p>
        </text:list-item>
        <text:list-item>
          <text:p text:style-name="P3">Labels are enclosed in a PGP enveloped and signed to match the public key of the user who created the label. </text:p>
        </text:list-item>
      </text:list>
      <text:p text:style-name="Text_20_body"><text:span text:style-name="Strong_20_Emphasis">Example:</text:span></text:p>
      <text:p text:style-name="Text_20_body">A user could create a label for a public key to indicate that the public key is owned by a trusted friend. The label would contain a reference to the public key and a label indicating that the public key is trusted.</text:p>
      <text:p text:style-name="Text_20_body">A user could also create a label for a user post to indicate that the post is about a particular topic. The label would contain a reference to the user post and a label indicating the topic of the post.</text:p>
      <text:p text:style-name="Text_20_body">Labels can be used to categorize and organize items in a system. They can also be used to provide additional information about items. For example, a label could be used to indicate that an item is sensitive or confidential.</text:p>
      <text:p text:style-name="Text_20_body">The use of PGP enveloped and signed labels ensures that labels are secure and verifiable. Only the user who created a label can update or delete the label. Only users with the public key of the user who created a label can verify the label.</text:p>
      <text:p text:style-name="Text_20_body"><text:span text:style-name="Strong_20_Emphasis">Benefits of the label concept:</text:span></text:p>
      <text:list text:style-name="L3">
        <text:list-item>
          <text:p text:style-name="P6">Labels provide a secure and verifiable way to attach labels to items. </text:p>
        </text:list-item>
        <text:list-item>
          <text:p text:style-name="P6">Labels can be used to categorize and organize items in a system. </text:p>
        </text:list-item>
        <text:list-item>
          <text:p text:style-name="P6">Labels can be used to provide additional information about items. </text:p>
        </text:list-item>
        <text:list-item>
          <text:p text:style-name="P5">Labels can be used to implement a variety of features, such as access control, content moderation, and social networking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23:06:58.385000000</meta:creation-date>
    <dc:date>2023-10-10T23:06:59.962000000</dc:date>
    <meta:editing-duration>PT1S</meta:editing-duration>
    <meta:editing-cycles>1</meta:editing-cycles>
    <meta:document-statistic meta:table-count="0" meta:image-count="0" meta:object-count="0" meta:page-count="1" meta:paragraph-count="22" meta:word-count="378" meta:character-count="2028" meta:non-whitespace-character-count="1672"/>
    <meta:generator>LibreOffice/7.6.2.1$Windows_X86_64 LibreOffice_project/56f7684011345957bbf33a7ee678afaf4d2ba333</meta:generator>
  </office:meta>
</office:document-meta>
</file>